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b7a95"/>
    </style:style>
    <style:style style:name="P2" style:family="paragraph" style:parent-style-name="Preformatted_20_Text">
      <style:paragraph-properties fo:orphans="1" style:writing-mode="lr-tb"/>
      <style:text-properties officeooo:paragraph-rsid="001b7a9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b7a9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b7a95"/>
    </style:style>
    <style:style style:name="P5" style:family="paragraph" style:parent-style-name="Preformatted_20_Text">
      <style:paragraph-properties fo:orphans="1"/>
      <style:text-properties officeooo:paragraph-rsid="001b7a95"/>
    </style:style>
    <style:style style:name="P6" style:family="paragraph" style:parent-style-name="Text_20_body">
      <style:paragraph-properties fo:orphans="1"/>
      <style:text-properties officeooo:paragraph-rsid="001b7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P1"><text:span text:style-name="Source_20_Text"># Step 7: Comparing COM Mass Gaps with Known Fundamental Particle Masses</text:span></text:p>
      <text:p text:style-name="P2"/>
      <text:p text:style-name="P2"><text:span text:style-name="Source_20_Text"># Known fundamental particle masses in Joules (converted from electron volts)</text:span></text:p>
      <text:p text:style-name="P2"><text:span text:style-name="Source_20_Text">particle_masses = {</text:span></text:p>
      <text:p text:style-name="P2"><text:span text:style-name="Source_20_Text"><text:s text:c="4"/>"Electron": 8.1871e-14, <text:s/># Joules</text:span></text:p>
      <text:p text:style-name="P2"><text:span text:style-name="Source_20_Text"><text:s text:c="4"/>"Up Quark": 1.1e-14, <text:s/># Approximate</text:span></text:p>
      <text:p text:style-name="P2"><text:span text:style-name="Source_20_Text"><text:s text:c="4"/>"Down Quark": 2.4e-14, <text:s/># Approximate</text:span></text:p>
      <text:p text:style-name="P2"><text:span text:style-name="Source_20_Text"><text:s text:c="4"/>"Neutrino (upper limit)": 3.2e-19, <text:s/># Approximate</text:span></text:p>
      <text:p text:style-name="P2"><text:span text:style-name="Source_20_Text"><text:s text:c="4"/>"Muon": 1.6928e-11, <text:s/># Joules</text:span></text:p>
      <text:p text:style-name="P2"><text:span text:style-name="Source_20_Text"><text:s text:c="4"/>"Tau": 2.8464e-10, <text:s/># Joules</text:span></text:p>
      <text:p text:style-name="P2"><text:span text:style-name="Source_20_Text">}</text:span></text:p>
      <text:p text:style-name="P2"/>
      <text:p text:style-name="P2"><text:span text:style-name="Source_20_Text"># Compute the ratio of particle masses to COM mass gaps (checking alignment)</text:span></text:p>
      <text:p text:style-name="P2"><text:span text:style-name="Source_20_Text">mass_comparisons = {particle: mass / energy_gaps[0] for particle, mass in particle_masses.items()}</text:span></text:p>
      <text:p text:style-name="P2"/>
      <text:p text:style-name="P2"><text:span text:style-name="Source_20_Text"># Return comparison ratios to analyze alignment</text:span></text:p>
      <text:p text:style-name="P3"><text:span text:style-name="Source_20_Text">mass_comparisons</text:span></text:p>
      <text:p text:style-name="P6">Result</text:p>
      <text:p text:style-name="P5">{'Electron': 177266981102026.6,</text:p>
      <text:p text:style-name="P5"><text:s/>'Up Quark': 23817185476203.938,</text:p>
      <text:p text:style-name="P5"><text:s/>'Down Quark': 51964768311717.67,</text:p>
      <text:p text:style-name="P5"><text:s/>'Neutrino (upper limit)': 692863577.489569,</text:p>
      <text:p text:style-name="P5"><text:s/>'Muon': 3.66524832491982e+16,</text:p>
      <text:p text:style-name="P4"><text:s/>'Tau': 6.163021521769716e+17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4:08:39.375643260</meta:creation-date>
    <dc:date>2025-02-09T04:09:40.164948935</dc:date>
    <meta:editing-duration>PT1M1S</meta:editing-duration>
    <meta:editing-cycles>1</meta:editing-cycles>
    <meta:document-statistic meta:table-count="0" meta:image-count="0" meta:object-count="0" meta:page-count="1" meta:paragraph-count="21" meta:word-count="104" meta:character-count="847" meta:non-whitespace-character-count="729"/>
    <meta:generator>LibreOffice/24.2.7.2$Linux_X86_64 LibreOffice_project/420$Build-2</meta:generator>
  </office:meta>
</office:document-meta>
</file>